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e485" officeooo:paragraph-rsid="0017e485"/>
    </style:style>
    <style:style style:name="P2" style:family="paragraph" style:parent-style-name="Standard">
      <style:paragraph-properties fo:text-align="center" style:justify-single-word="false"/>
      <style:text-properties officeooo:rsid="0017e485" officeooo:paragraph-rsid="0017e485"/>
    </style:style>
    <style:style style:name="P3" style:family="paragraph" style:parent-style-name="Standard">
      <style:paragraph-properties fo:text-align="center" style:justify-single-word="false"/>
      <style:text-properties style:text-position="0% 100%" fo:font-size="10pt" fo:font-style="italic" officeooo:rsid="0017e485" officeooo:paragraph-rsid="0017e485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text-position="0% 100%" fo:font-size="10pt" fo:font-style="italic" officeooo:rsid="0017e485" officeooo:paragraph-rsid="00195bdf" style:font-size-asian="10pt" style:font-style-asian="italic" style:font-size-complex="10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0pt" fo:font-style="italic" officeooo:rsid="0017e485" officeooo:paragraph-rsid="0017e485" style:font-size-asian="10pt" style:font-style-asian="italic" style:font-size-complex="10pt" style:font-style-complex="italic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0pt" fo:font-style="italic" officeooo:rsid="0018dc9a" officeooo:paragraph-rsid="0018dc9a" style:font-size-asian="10pt" style:font-style-asian="italic" style:font-size-complex="10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text-position="0% 100%" fo:font-size="10pt" fo:font-style="italic" officeooo:rsid="0018dc9a" officeooo:paragraph-rsid="00195bdf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10pt" fo:font-style="italic" officeooo:rsid="00195bdf" officeooo:paragraph-rsid="001e03bc" style:font-size-asian="10pt" style:font-style-asian="italic" style:font-size-complex="10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text-position="0% 100%" fo:font-size="12pt" fo:font-style="normal" officeooo:rsid="00195bdf" officeooo:paragraph-rsid="0018dc9a" style:font-size-asian="10.5pt" style:font-style-asian="normal" style:font-size-complex="12pt" style:font-style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fo:font-size="12pt" fo:font-style="italic" officeooo:rsid="0019b86d" officeooo:paragraph-rsid="00195bdf" style:font-size-asian="10.5pt" style:font-style-asian="italic" style:font-size-complex="12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text-position="0% 100%" fo:font-size="12pt" fo:font-style="italic" officeooo:rsid="0019b86d" officeooo:paragraph-rsid="001e03bc" style:font-size-asian="10.5pt" style:font-style-asian="italic" style:font-size-complex="12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2pt" fo:font-style="italic" officeooo:rsid="0019b86d" officeooo:paragraph-rsid="001e03bc" style:font-size-asian="10.5pt" style:font-style-asian="italic" style:font-size-complex="12pt" style:font-style-complex="italic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12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9b86d" style:font-size-asian="10.5pt" style:font-size-complex="12pt"/>
    </style:style>
    <style:style style:name="T3" style:family="text">
      <style:text-properties fo:font-size="12pt" fo:font-style="normal" style:font-size-asian="10.5pt" style:font-style-asian="normal" style:font-size-complex="12pt" style:font-style-complex="normal"/>
    </style:style>
    <style:style style:name="T4" style:family="text">
      <style:text-properties fo:font-size="12pt" fo:font-style="normal" officeooo:rsid="00195bdf" style:font-size-asian="10.5pt" style:font-style-asian="normal" style:font-size-complex="12pt" style:font-style-complex="normal"/>
    </style:style>
    <style:style style:name="T5" style:family="text">
      <style:text-properties fo:font-size="12pt" fo:font-style="normal" officeooo:rsid="0019b86d" style:font-size-asian="10.5pt" style:font-style-asian="normal" style:font-size-complex="12pt" style:font-style-complex="normal"/>
    </style:style>
    <style:style style:name="T6" style:family="text">
      <style:text-properties officeooo:rsid="00195bdf"/>
    </style:style>
    <style:style style:name="gr1" style:family="graphic">
      <style:graphic-properties draw:fill-color="#ffffff" draw:textarea-horizontal-align="justify" draw:textarea-vertical-align="middle" draw:auto-grow-height="false" fo:min-height="0.515cm" fo:min-width="1.61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0.487cm" fo:min-width="1.46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DdeLink__4_2032263502"/>Le modèle de tâches:<text:bookmark-end text:name="__DdeLink__4_2032263502"/></text:h>
      <text:p text:style-name="P1"/>
      <text:p text:style-name="P1"/>
      <text:p text:style-name="P1"/>
      <text:p text:style-name="P2">Consulter le Programme</text:p>
      <text:p text:style-name="P2"><draw:custom-shape text:anchor-type="paragraph" draw:z-index="0" draw:name="Shape2" draw:style-name="gr1" draw:text-style-name="P13" svg:width="1.615cm" svg:height="0.516cm" svg:x="7.673cm" svg:y="0.462cm"><text:p/><draw:enhanced-geometry svg:viewBox="0 0 21600 21600" draw:type="rectangle" draw:enhanced-path="M 0 0 L 21600 0 21600 21600 0 21600 0 0 Z N"/></draw:custom-shape></text:p>
      <text:p text:style-name="P4">Séquetiel</text:p>
      <text:p text:style-name="P3"><draw:line text:anchor-type="paragraph" draw:z-index="3" draw:name="Shape4" draw:style-name="gr2" draw:text-style-name="P14" svg:x1="8.484cm" svg:y1="0.173cm" svg:x2="8.484cm" svg:y2="0.427cm"><text:p/></draw:line></text:p>
      <text:p text:style-name="P5"><draw:line text:anchor-type="paragraph" draw:z-index="2" draw:name="Shape3" draw:style-name="gr2" draw:text-style-name="P15" svg:x1="1.713cm" svg:y1="0.019cm" svg:x2="1.713cm" svg:y2="0.432cm"><text:p/></draw:line><draw:line text:anchor-type="paragraph" draw:z-index="1" draw:name="Shape1" draw:style-name="gr2" draw:text-style-name="P14" svg:x1="1.713cm" svg:y1="0.019cm" svg:x2="14.2cm" svg:y2="0.049cm"><text:p/></draw:line><draw:line text:anchor-type="paragraph" draw:z-index="10" draw:name="Shape11" draw:style-name="gr2" draw:text-style-name="P15" svg:x1="14.199cm" svg:y1="0.049cm" svg:x2="14.199cm" svg:y2="0.508cm"><text:p/></draw:line></text:p>
      <text:p text:style-name="P6"><text:s text:c="14"/><text:span text:style-name="T3">Aller sur <text:s text:c="35"/>Obtenir liste En <text:s text:c="35"/></text:span><text:span text:style-name="T5">Consulter Info</text:span></text:p>
      <text:p text:style-name="P6"><text:span text:style-name="T3"><text:s text:c="12"/>le site <text:s text:c="40"/>Fonction </text:span><text:span text:style-name="T4">Critére <text:s text:c="33"/>Sur</text:span><text:span text:style-name="T5"> Spectacle</text:span></text:p>
      <text:p text:style-name="P7"><text:span text:style-name="T4"><text:s text:c="15"/>I <text:s text:c="54"/>@ <text:s text:c="53"/></text:span><text:span text:style-name="T5">I @</text:span></text:p>
      <text:p text:style-name="P7"><draw:custom-shape text:anchor-type="paragraph" draw:z-index="4" draw:name="Shape5" draw:style-name="gr3" draw:text-style-name="P13" svg:width="1.461cm" svg:height="0.488cm" svg:x="7.161cm" svg:y="0.088cm"><text:p/><draw:enhanced-geometry svg:viewBox="0 0 21600 21600" draw:type="rectangle" draw:enhanced-path="M 0 0 L 21600 0 21600 21600 0 21600 0 0 Z N"/></draw:custom-shape><text:span text:style-name="T4"> <text:s text:c="67"/></text:span><text:span text:style-name="T6">parallèle</text:span></text:p>
      <text:p text:style-name="P7"><draw:line text:anchor-type="paragraph" draw:z-index="6" draw:name="Shape7" draw:style-name="gr2" draw:text-style-name="P14" svg:x1="7.87cm" svg:y1="0.321cm" svg:x2="7.87cm" svg:y2="0.596cm"><text:p/></draw:line></text:p>
      <text:p text:style-name="P9"><draw:line text:anchor-type="paragraph" draw:z-index="5" draw:name="Shape6" draw:style-name="gr2" draw:text-style-name="P14" svg:x1="4.283cm" svg:y1="0.21cm" svg:x2="11.522cm" svg:y2="0.199cm"><text:p/></draw:line><draw:line text:anchor-type="paragraph" draw:z-index="7" draw:name="Shape8" draw:style-name="gr2" draw:text-style-name="P14" svg:x1="4.283cm" svg:y1="0.21cm" svg:x2="4.283cm" svg:y2="0.528cm"><text:p/></draw:line><draw:line text:anchor-type="paragraph" draw:z-index="8" draw:name="Shape8" draw:style-name="gr2" draw:text-style-name="P14" svg:x1="4.283cm" svg:y1="0.21cm" svg:x2="4.283cm" svg:y2="0.528cm"><text:p/></draw:line><draw:line text:anchor-type="paragraph" draw:z-index="9" draw:name="Shape10" draw:style-name="gr2" draw:text-style-name="P14" svg:x1="11.522cm" svg:y1="0.21cm" svg:x2="11.522cm" svg:y2="0.475cm"><text:p/></draw:line> <text:s text:c="80"/></text:p>
      <text:p text:style-name="P8"><text:span text:style-name="T3"><text:s text:c="30"/>Indiquer Dates <text:s text:c="12"/></text:span><text:span text:style-name="T5"><text:s text:c="16"/><text:tab/><text:tab/> <text:s text:c="4"/>Indiquer le</text:span></text:p>
      <text:p text:style-name="P8"><text:span text:style-name="T3"><text:s text:c="34"/></text:span><text:span text:style-name="T1">I OPT <text:s/>@ <text:s text:c="16"/></text:span><text:span text:style-name="T2"><text:s text:c="11"/><text:tab/><text:tab/>Type de Spectacle</text:span></text:p>
      <text:p text:style-name="P11"><text:s text:c="90"/><text:tab/> <text:s text:c="7"/>I OPT @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4:27:01.293784774</meta:creation-date>
    <dc:date>2017-02-14T11:35:30.885467608</dc:date>
    <meta:editing-duration>PT12M50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11" meta:word-count="39" meta:character-count="872" meta:non-whitespace-character-count="175"/>
  </office:meta>
</office:document-meta>
</file>